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E000000E25F935BC929FCA4B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3.983cm" fo:min-width="2.883cm"/>
    </style:style>
    <style:style style:name="gr2" style:family="graphic" style:parent-style-name="standard">
      <style:graphic-properties draw:textarea-horizontal-align="justify" draw:textarea-vertical-align="top" draw:auto-grow-height="false" fo:min-height="8.55cm" fo:min-width="21.2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1.75cm" fo:min-width="17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4.412cm" fo:min-width="2.327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2.85cm" fo:min-width="5.1cm"/>
    </style:style>
    <style:style style:name="gr7" style:family="graphic" style:parent-style-name="standard">
      <style:graphic-properties draw:fill-color="#aecf00" draw:textarea-horizontal-align="justify" draw:textarea-vertical-align="middle" draw:auto-grow-height="false" fo:min-height="2.85cm" fo:min-width="5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7.087cm" fo:min-width="4.025cm"/>
    </style:style>
    <style:style style:name="gr9" style:family="graphic" style:parent-style-name="standard">
      <style:graphic-properties draw:textarea-horizontal-align="justify" draw:textarea-vertical-align="bottom" draw:auto-grow-height="false" fo:min-height="5.15cm" fo:min-width="7cm"/>
    </style:style>
    <style:style style:name="gr10" style:family="graphic" style:parent-style-name="objectwithoutfill">
      <style:graphic-properties svg:stroke-width="0.7cm" svg:stroke-color="#eeeeee" draw:marker-start-width="2.3cm" draw:marker-end="Symmetric_20_Arrow" draw:marker-end-width="1.7cm" draw:fill="none" draw:textarea-vertical-align="middle" fo:padding-top="0.475cm" fo:padding-bottom="0.475cm" fo:padding-left="0.6cm" fo:padding-right="0.6cm" draw:shadow="visible" draw:shadow-offset-x="0cm" draw:shadow-offset-y="0cm" draw:shadow-color="#000000"/>
    </style:style>
    <style:style style:name="gr11" style:family="graphic" style:parent-style-name="objectwithoutfill">
      <style:graphic-properties svg:stroke-width="0.7cm" svg:stroke-color="#eeeeee" draw:marker-start="Symmetric_20_Arrow" draw:marker-start-width="1.7cm" draw:marker-end="" draw:marker-end-width="1.7cm" draw:fill="none" draw:textarea-vertical-align="middle" fo:padding-top="0.475cm" fo:padding-bottom="0.475cm" fo:padding-left="0.6cm" fo:padding-right="0.6cm" draw:shadow="visible" draw:shadow-offset-x="0cm" draw:shadow-offset-y="0cm" draw:shadow-color="#000000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-color="#aec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73cm" svg:height="6.722cm" draw:transform="skewX (0.00855211333477222) rotate (0.192160750644576) translate (11.351cm 9.388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21.7cm" svg:height="8.8cm" svg:x="3.8cm" svg:y="1cm">
          <text:p text:style-name="P2"/>
          <text:p text:style-name="P2">Server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7cm" svg:height="1.4cm" svg:x="13.665cm" svg:y="2.8cm">
          <draw:image xlink:href="Pictures/100002010000013E000000E25F935BC929FCA4BA.png" xlink:type="simple" xlink:show="embed" xlink:actuate="onLoad">
            <text:p/>
          </draw:image>
        </draw:frame>
        <draw:custom-shape draw:style-name="gr4" draw:text-style-name="P4" draw:layer="layout" svg:width="17.5cm" svg:height="2cm" svg:x="5.9cm" svg:y="4.7cm">
          <text:p text:style-name="P2">QlobberFSQ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489cm" svg:height="7.404cm" draw:transform="skewX (0.00855211333477221) rotate (-0.323584043319749) translate (6.606cm 7.894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5.6cm" svg:height="3.1cm" svg:x="5.9cm" svg:y="6.7cm">
          <text:p text:style-name="P2">MQlobberServer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5cm" svg:height="3.1cm" svg:x="11.9cm" svg:y="6.7cm">
          <text:p text:style-name="P2">MQlobberServ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525cm" svg:height="7.336cm" draw:transform="skewX (0.00837758040957278) rotate (-0.323584043319749) translate (21.026cm 7.983cm)">
          <text:p/>
          <draw:enhanced-geometry svg:viewBox="0 0 21600 21600" draw:mirror-vertic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5.6cm" svg:height="3.1cm" svg:x="17.8cm" svg:y="6.7cm">
          <text:p text:style-name="P2">MQlobberServer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2" draw:layer="layout" svg:width="7.5cm" svg:height="5.4cm" svg:x="2.5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3.5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7.5cm" svg:height="5.4cm" svg:x="10.8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11.8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7.5cm" svg:height="5.4cm" svg:x="19.1cm" svg:y="14.6cm">
            <text:p text:style-name="P2">Client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6cm" svg:height="3.1cm" svg:x="20.1cm" svg:y="14.6cm">
            <text:p text:style-name="P2">MQlobberClient</text:p>
            <draw:enhanced-geometry svg:viewBox="0 0 21600 21600" draw:type="rectangle" draw:enhanced-path="M 0 0 L 21600 0 21600 21600 0 21600 0 0 Z N"/>
          </draw:custom-shape>
        </draw:g>
        <draw:line draw:style-name="gr10" draw:text-style-name="P3" draw:layer="layout" svg:x1="5.9cm" svg:y1="15.1cm" svg:x2="9cm" svg:y2="9.3cm">
          <text:p text:style-name="P2">Publish</text:p>
        </draw:line>
        <draw:line draw:style-name="gr10" draw:text-style-name="P3" draw:layer="layout" svg:x1="13.65cm" svg:y1="15.101cm" svg:x2="13.65cm" svg:y2="9.3cm">
          <text:p text:style-name="P2">Subscribe</text:p>
        </draw:line>
        <draw:line draw:style-name="gr10" draw:text-style-name="P3" draw:layer="layout" svg:x1="15.4cm" svg:y1="9.4cm" svg:x2="15.411cm" svg:y2="15.297cm">
          <text:p text:style-name="P2">Receive</text:p>
        </draw:line>
        <draw:line draw:style-name="gr11" draw:text-style-name="P3" draw:layer="layout" svg:x1="19.639cm" svg:y1="9.313cm" svg:x2="22.648cm" svg:y2="15.075cm">
          <text:p text:style-name="P2">Subscribe</text:p>
        </draw:line>
        <draw:line draw:style-name="gr10" draw:text-style-name="P3" draw:layer="layout" svg:x1="21.2cm" svg:y1="9.3cm" svg:x2="24.4cm" svg:y2="15.1cm">
          <text:p text:style-name="P2">Receive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ff950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22:37:49.858602285</meta:creation-date>
    <dc:date>2016-06-28T06:34:36.797879925</dc:date>
    <meta:editing-duration>PT1H33S</meta:editing-duration>
    <meta:editing-cycles>11</meta:editing-cycles>
    <meta:generator>LibreOffice/5.1.3.2$Linux_X86_64 LibreOffice_project/10m0$Build-2</meta:generator>
    <meta:document-statistic meta:object-count="23"/>
  </office:meta>
</office:document-meta>
</file>